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lan projektu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Sprint 1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6" table:number-rows-spanned="1">
            <text:p>Rejestracja oraz logowanie użytkownika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Dodanie przeglądarnia rozkładów jazdy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 table:number-columns-spanned="8" table:number-rows-spanned="1">
            <text:p>Zakup biletu bez rejestracji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Zakup biletu zarejestrowanego użytkownika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Śledzenie statusu zakupionego biletu </text:p>
          </table:table-cell>
          <table:covered-table-cell table:number-columns-repeated="7"/>
        </table:table-row>
        <table:table-row table:style-name="ro2"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Sprint 2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Dodanie punktów lojalnościowych dla klienta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Dodanie profilu administratora oraz nadanie mu uprawnień do tworzenia kont oraz zarządzania nimi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Dodawanie ogłoszeń przez administratora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Dodanie edycji danych przez administratora</text:p>
          </table:table-cell>
          <table:covered-table-cell table:number-columns-repeated="7"/>
        </table:table-row>
        <table:table-row table:style-name="ro2"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Sprint 3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Możliwość śledzenia statusu zgłoszenia usterki przez kierowcę pojazdu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Możliwość zgłoszenia usterki pojazdu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Możliwość zmiany statusu usterki przez mechanika</text:p>
          </table:table-cell>
          <table:covered-table-cell table:number-columns-repeated="7"/>
        </table:table-row>
        <table:table-row table:style-name="ro2">
          <table:table-cell table:number-columns-spanned="8" table:number-rows-spanned="1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08:29.887048991</meta:creation-date>
    <dc:date>2019-03-05T22:45:31.687595486</dc:date>
    <meta:editing-duration>PT36M57S</meta:editing-duration>
    <meta:editing-cycles>12</meta:editing-cycles>
    <meta:generator>LibreOffice/6.0.6.2$Linux_X86_64 LibreOffice_project/00m0$Build-2</meta:generator>
    <meta:document-statistic meta:table-count="1" meta:cell-count="16" meta:object-count="0"/>
  </office:meta>
</office:document-meta>
</file>